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0.77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="hidden"/>
    </style:style>
    <style:style style:name="gr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2.29cm" fo:min-width="2.04cm" draw:shadow="hidden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5.85cm" draw:shadow="hidden"/>
    </style:style>
    <style:style style:name="gr8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05cm" draw:marker-end="Arrow" draw:marker-end-width="0.305cm" draw:fill="none" draw:textarea-vertical-align="middl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6cm" fo:min-width="0.646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6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685cm" svg:y1="6.08cm" svg:x2="20.685cm" svg:y2="23.225cm">
          <text:p/>
        </draw:line>
        <draw:line draw:style-name="gr1" draw:text-style-name="P1" draw:layer="layout" svg:x1="7.985cm" svg:y1="6.08cm" svg:x2="7.985cm" svg:y2="23.225cm">
          <text:p/>
        </draw:line>
        <draw:custom-shape draw:style-name="gr2" draw:text-style-name="P3" draw:layer="layout" svg:width="1.27cm" svg:height="1.27cm" svg:x="7.35cm" svg:y="8.62cm">
          <text:p text:style-name="P2">IP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" draw:text-style-name="P1" draw:layer="layout" svg:x1="8.63cm" svg:y1="9.255cm" svg:x2="11.805cm" svg:y2="9.256cm">
          <text:p/>
        </draw:line>
        <draw:line draw:style-name="gr4" draw:text-style-name="P1" draw:layer="layout" svg:x1="6.08cm" svg:y1="9.256cm" svg:x2="6.08cm" svg:y2="20.685cm">
          <text:p/>
        </draw:line>
        <draw:line draw:style-name="gr3" draw:text-style-name="P1" draw:layer="layout" svg:x1="6.08cm" svg:y1="9.255cm" svg:x2="7.35cm" svg:y2="9.255cm">
          <text:p/>
        </draw:line>
        <draw:custom-shape draw:style-name="gr5" draw:text-style-name="P3" draw:layer="layout" svg:width="2.54cm" svg:height="1.27cm" draw:transform="rotate (1.5707963267949) translate (9.265cm 21.955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6.09cm" svg:y1="20.685cm" svg:x2="9.265cm" svg:y2="20.685cm">
          <text:p/>
        </draw:line>
        <draw:custom-shape draw:style-name="gr2" draw:text-style-name="P3" draw:layer="layout" svg:width="1.27cm" svg:height="1.27cm" svg:x="20.05cm" svg:y="11.159cm">
          <text:p text:style-name="P2">RF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1.27cm" svg:height="1.27cm" svg:x="20.055cm" svg:y="16.875cm">
          <text:p text:style-name="P2">A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1" draw:text-style-name="P1" draw:layer="layout" svg:x1="13.075cm" svg:y1="6.081cm" svg:x2="13.065cm" svg:y2="23.225cm">
          <text:p/>
        </draw:line>
        <draw:custom-shape draw:style-name="gr6" draw:text-style-name="P3" draw:layer="layout" svg:width="2.54cm" svg:height="2.54cm" svg:x="11.805cm" svg:y="7.986cm">
          <text:p text:style-name="P2">PRG</text:p>
          <text:p text:style-name="P2">MEM</text:p>
          <text:p text:style-name="P2">BUS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1.27cm" svg:height="1.27cm" svg:x="20.05cm" svg:y="13.699cm">
          <text:p text:style-name="P2">IP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1.27cm" svg:height="1.27cm" svg:x="20.05cm" svg:y="8.619cm">
          <text:p text:style-name="P2">IR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2.54cm" svg:height="1.27cm" draw:transform="rotate (-1.5707963267949) translate (27.675cm 8.62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2.54cm" svg:height="1.27cm" draw:transform="rotate (-1.5707963267949) translate (27.675cm 12.43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23.865cm" svg:y1="14.335cm" svg:x2="26.405cm" svg:y2="14.335cm">
          <text:p/>
        </draw:line>
        <draw:line draw:style-name="gr3" draw:text-style-name="P1" draw:layer="layout" svg:x1="22.595cm" svg:y1="10.526cm" svg:x2="26.405cm" svg:y2="10.525cm">
          <text:p/>
        </draw:line>
        <draw:custom-shape draw:style-name="gr7" draw:text-style-name="P3" draw:layer="layout" svg:width="6.35cm" svg:height="2.54cm" draw:transform="rotate (-1.5707963267949) translate (31.47cm 8.62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27.675cm" svg:y1="13.7cm" svg:x2="28.945cm" svg:y2="13.7cm">
          <text:p/>
        </draw:line>
        <draw:line draw:style-name="gr1" draw:text-style-name="P1" draw:layer="layout" svg:x1="32.755cm" svg:y1="6.081cm" svg:x2="32.75cm" svg:y2="23.225cm">
          <text:p/>
        </draw:line>
        <draw:custom-shape draw:style-name="gr6" draw:text-style-name="P3" draw:layer="layout" svg:width="2.54cm" svg:height="2.54cm" svg:x="31.5cm" svg:y="15.605cm">
          <text:p text:style-name="P2">DATA</text:p>
          <text:p text:style-name="P2">MEM</text:p>
          <text:p text:style-name="P2">BUS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" draw:text-style-name="P1" draw:layer="layout" svg:x1="21.325cm" svg:y1="17.51cm" svg:x2="31.485cm" svg:y2="17.51cm">
          <text:p/>
        </draw:line>
        <draw:line draw:style-name="gr4" draw:text-style-name="P1" draw:layer="layout" svg:x1="36.56cm" svg:y1="21.32cm" svg:x2="36.56cm" svg:y2="11.795cm">
          <text:p/>
        </draw:line>
        <draw:line draw:style-name="gr4" draw:text-style-name="P1" draw:layer="layout" svg:x1="14.965cm" svg:y1="11.794cm" svg:x2="14.97cm" svg:y2="21.32cm">
          <text:p/>
        </draw:line>
        <draw:line draw:style-name="gr8" draw:text-style-name="P1" draw:layer="layout" svg:x1="14.963cm" svg:y1="11.794cm" svg:x2="20.05cm" svg:y2="11.795cm">
          <text:p/>
        </draw:line>
        <draw:line draw:style-name="gr3" draw:text-style-name="P1" draw:layer="layout" svg:x1="14.345cm" svg:y1="9.255cm" svg:x2="20.05cm" svg:y2="9.255cm">
          <text:p/>
        </draw:line>
        <draw:custom-shape draw:style-name="gr2" draw:text-style-name="P3" draw:layer="layout" svg:width="1.27cm" svg:height="1.27cm" svg:x="12.44cm" svg:y="13.7cm">
          <text:p text:style-name="P2">IP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" draw:text-style-name="P1" draw:layer="layout" svg:x1="13.71cm" svg:y1="14.335cm" svg:x2="20.05cm" svg:y2="14.335cm">
          <text:p/>
        </draw:line>
        <draw:line draw:style-name="gr9" draw:text-style-name="P1" draw:layer="layout" svg:x1="9.89cm" svg:y1="9.256cm" svg:x2="9.89cm" svg:y2="16.875cm">
          <text:p/>
        </draw:line>
        <draw:line draw:style-name="gr8" draw:text-style-name="P1" draw:layer="layout" svg:x1="9.9cm" svg:y1="14.334cm" svg:x2="12.44cm" svg:y2="14.335cm">
          <text:p/>
        </draw:line>
        <draw:custom-shape draw:style-name="gr10" draw:text-style-name="P4" draw:layer="layout" svg:width="0.239cm" svg:height="0.254cm" svg:x="9.779cm" svg:y="14.20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27cm" svg:height="1.27cm" svg:x="9.255cm" svg:y="16.874cm">
          <text:p text:style-name="P2">+1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239cm" svg:height="0.254cm" svg:x="14.844cm" svg:y="21.19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6.56cm" svg:y1="21.32cm" svg:x2="10.535cm" svg:y2="21.32cm">
          <text:p/>
        </draw:line>
        <draw:custom-shape draw:style-name="gr10" draw:text-style-name="P4" draw:layer="layout" svg:width="0.239cm" svg:height="0.254cm" svg:x="9.764cm" svg:y="9.1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54cm" svg:height="6.35cm" svg:x="28.945cm" svg:y="8.62cm">
          <draw:text-box>
            <text:p text:style-name="P2">ALU</text:p>
          </draw:text-box>
        </draw:frame>
        <draw:frame draw:style-name="gr13" draw:text-style-name="P7" draw:layer="layout" svg:width="2.826cm" svg:height="0.962cm" svg:x="7.963cm" svg:y="6.08cm">
          <draw:text-box>
            <text:p>Address</text:p>
          </draw:text-box>
        </draw:frame>
        <draw:frame draw:style-name="gr14" draw:text-style-name="P7" draw:layer="layout" svg:width="2.09cm" svg:height="0.962cm" svg:x="13.06cm" svg:y="6.081cm">
          <draw:text-box>
            <text:p>Fetch</text:p>
          </draw:text-box>
        </draw:frame>
        <draw:frame draw:style-name="gr15" draw:text-style-name="P7" draw:layer="layout" svg:width="3.072cm" svg:height="0.962cm" svg:x="20.685cm" svg:y="6.08cm">
          <draw:text-box>
            <text:p>Execute</text:p>
          </draw:text-box>
        </draw:frame>
        <draw:frame draw:style-name="gr16" draw:text-style-name="P7" draw:layer="layout" svg:width="2.547cm" svg:height="0.962cm" svg:x="32.748cm" svg:y="6.081cm">
          <draw:text-box>
            <text:p>Access</text:p>
          </draw:text-box>
        </draw:frame>
        <draw:line draw:style-name="gr4" draw:text-style-name="P1" draw:layer="layout" svg:x1="36.56cm" svg:y1="11.795cm" svg:x2="31.485cm" svg:y2="11.795cm">
          <text:p/>
        </draw:line>
        <draw:line draw:style-name="gr3" draw:text-style-name="P1" draw:layer="layout" svg:x1="25.135cm" svg:y1="16.24cm" svg:x2="31.485cm" svg:y2="16.24cm">
          <text:p/>
        </draw:line>
        <draw:line draw:style-name="gr3" draw:text-style-name="P1" draw:layer="layout" svg:x1="18.78cm" svg:y1="17.51cm" svg:x2="20.05cm" svg:y2="17.51cm">
          <text:p/>
        </draw:line>
        <draw:line draw:style-name="gr4" draw:text-style-name="P1" draw:layer="layout" svg:x1="16.24cm" svg:y1="18.145cm" svg:x2="16.24cm" svg:y2="20.05cm">
          <text:p/>
        </draw:line>
        <draw:line draw:style-name="gr4" draw:text-style-name="P1" draw:layer="layout" svg:x1="35.29cm" svg:y1="20.05cm" svg:x2="16.25cm" svg:y2="20.051cm">
          <text:p/>
        </draw:line>
        <draw:line draw:style-name="gr8" draw:text-style-name="P1" draw:layer="layout" svg:x1="11.805cm" svg:y1="20.05cm" svg:x2="10.535cm" svg:y2="20.05cm">
          <text:p/>
        </draw:line>
        <draw:line draw:style-name="gr4" draw:text-style-name="P1" draw:layer="layout" svg:x1="11.795cm" svg:y1="17.509cm" svg:x2="10.525cm" svg:y2="17.509cm">
          <text:p/>
        </draw:line>
        <draw:line draw:style-name="gr3" draw:text-style-name="P1" draw:layer="layout" svg:x1="21.32cm" svg:y1="9.254cm" svg:x2="26.4cm" svg:y2="9.255cm">
          <text:p/>
        </draw:line>
        <draw:line draw:style-name="gr4" draw:text-style-name="P1" draw:layer="layout" svg:x1="11.795cm" svg:y1="17.509cm" svg:x2="11.795cm" svg:y2="20.05cm">
          <text:p/>
        </draw:line>
        <draw:line draw:style-name="gr4" draw:text-style-name="P1" draw:layer="layout" svg:x1="22.597cm" svg:y1="14.335cm" svg:x2="21.325cm" svg:y2="14.335cm">
          <text:p/>
        </draw:line>
        <draw:line draw:style-name="gr4" draw:text-style-name="P1" draw:layer="layout" svg:x1="22.597cm" svg:y1="14.335cm" svg:x2="22.597cm" svg:y2="13.065cm">
          <text:p/>
        </draw:line>
        <draw:line draw:style-name="gr3" draw:text-style-name="P1" draw:layer="layout" svg:x1="22.597cm" svg:y1="13.065cm" svg:x2="26.405cm" svg:y2="13.065cm">
          <text:p/>
        </draw:line>
        <draw:line draw:style-name="gr4" draw:text-style-name="P1" draw:layer="layout" svg:x1="22.595cm" svg:y1="11.795cm" svg:x2="22.595cm" svg:y2="10.525cm">
          <text:p/>
        </draw:line>
        <draw:line draw:style-name="gr4" draw:text-style-name="P1" draw:layer="layout" svg:x1="22.595cm" svg:y1="11.795cm" svg:x2="21.325cm" svg:y2="11.795cm">
          <text:p/>
        </draw:line>
        <draw:line draw:style-name="gr3" draw:text-style-name="P1" draw:layer="layout" svg:x1="27.675cm" svg:y1="9.89cm" svg:x2="28.945cm" svg:y2="9.89cm">
          <text:p/>
        </draw:line>
        <draw:line draw:style-name="gr4" draw:text-style-name="P1" draw:layer="layout" svg:x1="35.29cm" svg:y1="16.875cm" svg:x2="34.02cm" svg:y2="16.875cm">
          <text:p/>
        </draw:line>
        <draw:line draw:style-name="gr4" draw:text-style-name="P1" draw:layer="layout" svg:x1="23.865cm" svg:y1="17.51cm" svg:x2="23.865cm" svg:y2="14.335cm">
          <text:p/>
        </draw:line>
        <draw:custom-shape draw:style-name="gr10" draw:text-style-name="P4" draw:layer="layout" svg:width="0.239cm" svg:height="0.254cm" svg:x="23.746cm" svg:y="17.38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5.135cm" svg:y1="16.239cm" svg:x2="25.135cm" svg:y2="10.525cm">
          <text:p/>
        </draw:line>
        <draw:custom-shape draw:style-name="gr10" draw:text-style-name="P4" draw:layer="layout" svg:width="0.239cm" svg:height="0.254cm" svg:x="25.016cm" svg:y="10.3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5.29cm" svg:y1="16.875cm" svg:x2="35.29cm" svg:y2="20.05cm">
          <text:p/>
        </draw:line>
        <draw:custom-shape draw:style-name="gr5" draw:text-style-name="P3" draw:layer="layout" svg:width="2.54cm" svg:height="1.27cm" draw:transform="rotate (-1.5707963267949) translate (18.78cm 16.24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6.24cm" svg:y1="18.145cm" svg:x2="17.51cm" svg:y2="18.145cm">
          <text:p/>
        </draw:line>
        <draw:line draw:style-name="gr3" draw:text-style-name="P1" draw:layer="layout" svg:x1="14.97cm" svg:y1="16.875cm" svg:x2="17.51cm" svg:y2="16.875cm">
          <text:p/>
        </draw:line>
        <draw:custom-shape draw:style-name="gr10" draw:text-style-name="P4" draw:layer="layout" svg:width="0.239cm" svg:height="0.254cm" svg:x="14.853cm" svg:y="16.7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7:10:15.510093585</meta:creation-date>
    <dc:date>2017-01-20T01:16:11.759839354</dc:date>
    <meta:editing-duration>PT19H33M18S</meta:editing-duration>
    <meta:editing-cycles>84</meta:editing-cycles>
    <meta:generator>LibreOffice/5.1.4.2$Linux_X86_64 LibreOffice_project/10m0$Build-2</meta:generator>
    <meta:document-statistic meta:object-count="66"/>
  </office:meta>
</office:document-meta>
</file>